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" style:family="paragraph">
      <loext:graphic-properties draw:fill="none" draw:fill-color="#ffffff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Main" draw:style-name="dp1" draw:master-page-name="Standard">
        <draw:frame draw:style-name="gr1" draw:text-style-name="P2" draw:layer="layout" svg:width="17.68cm" svg:height="1.916cm" svg:x="2.5cm" svg:y="3cm">
          <draw:text-box>
            <text:p text:style-name="P1"><text:span text:style-name="T1">${Create type:“page“, master:“Default“, name:“NewPage“, insertBefore:“Main“}</text:span></text:p>
            <text:p text:style-name="P1"><text:span text:style-name="T1">${Import $resource:”toImport”, page:”PageToImport”, toPage:“NewPage“}</text:span></text:p>
            <text:p text:style-name="P1"><text:span text:style-name="T1">${String value:“Last Text“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13T15:23:54.093418000</meta:creation-date>
    <dc:date>2025-04-13T15:33:34.150529700</dc:date>
    <meta:editing-duration>PT9M39S</meta:editing-duration>
    <meta:editing-cycles>2</meta:editing-cycles>
    <meta:generator>LibreOffice/25.2.2.2$Windows_X86_64 LibreOffice_project/7370d4be9e3cf6031a51beef54ff3bda878e3fac</meta:generator>
    <meta:document-statistic meta:object-count="1"/>
  </office:meta>
</office:document-meta>
</file>